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, Georgia, serif"/>
    <style:font-face style:name="TimesNewRoman" svg:font-family="TimesNewRoman, 'Times New Roman', Times, Baskerville, Georgia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end" style:justify-single-word="false"/>
      <style:text-properties style:font-name="Times New Roman" officeooo:rsid="001bc225" officeooo:paragraph-rsid="001bc225"/>
    </style:style>
    <style:style style:name="P2" style:family="paragraph" style:parent-style-name="Standard">
      <style:paragraph-properties fo:line-height="200%" fo:text-align="start" style:justify-single-word="false"/>
      <style:text-properties style:font-name="Times New Roman" officeooo:rsid="001bc225" officeooo:paragraph-rsid="001bc225"/>
    </style:style>
    <style:style style:name="P3" style:family="paragraph" style:parent-style-name="Standard">
      <style:paragraph-properties fo:line-height="200%" fo:text-align="center" style:justify-single-word="false"/>
      <style:text-properties style:font-name="Times New Roman" officeooo:rsid="001bc225" officeooo:paragraph-rsid="001bc225"/>
    </style:style>
    <style:style style:name="P4" style:family="paragraph" style:parent-style-name="Standard">
      <style:paragraph-properties fo:line-height="200%" fo:text-align="start" style:justify-single-word="false"/>
      <style:text-properties style:font-name="Times New Roman" officeooo:rsid="001c52a7" officeooo:paragraph-rsid="001c52a7"/>
    </style:style>
    <style:style style:name="P5" style:family="paragraph" style:parent-style-name="Standard">
      <style:paragraph-properties fo:line-height="200%" fo:text-align="start" style:justify-single-word="false"/>
      <style:text-properties style:font-name="Times New Roman" officeooo:rsid="00205de7" officeooo:paragraph-rsid="00205de7"/>
    </style:style>
    <style:style style:name="P6" style:family="paragraph" style:parent-style-name="Standard">
      <style:paragraph-properties fo:line-height="200%" fo:text-align="start" style:justify-single-word="false"/>
      <style:text-properties style:font-name="Times New Roman" officeooo:rsid="002413cf" officeooo:paragraph-rsid="002413cf"/>
    </style:style>
    <style:style style:name="P7" style:family="paragraph" style:parent-style-name="Standard">
      <style:paragraph-properties fo:line-height="200%" fo:text-align="start" style:justify-single-word="false"/>
      <style:text-properties officeooo:paragraph-rsid="001bc225"/>
    </style:style>
    <style:style style:name="P8" style:family="paragraph" style:parent-style-name="Standard">
      <style:paragraph-properties fo:line-height="200%" fo:text-align="start" style:justify-single-word="false"/>
      <style:text-properties officeooo:paragraph-rsid="001c52a7"/>
    </style:style>
    <style:style style:name="P9" style:family="paragraph" style:parent-style-name="Standard">
      <style:paragraph-properties fo:line-height="200%" fo:text-align="start" style:justify-single-word="false"/>
      <style:text-properties officeooo:paragraph-rsid="001e3139"/>
    </style:style>
    <style:style style:name="P10" style:family="paragraph" style:parent-style-name="Standard">
      <style:paragraph-properties fo:line-height="200%" fo:text-align="start" style:justify-single-word="false"/>
      <style:text-properties officeooo:rsid="0025fb3e" officeooo:paragraph-rsid="0025fb3e"/>
    </style:style>
    <style:style style:name="P11" style:family="paragraph" style:parent-style-name="Standard">
      <style:paragraph-properties fo:line-height="200%" fo:text-align="end" style:justify-single-word="false"/>
      <style:text-properties officeooo:rsid="002cfcaa" officeooo:paragraph-rsid="002cfcaa"/>
    </style:style>
    <style:style style:name="T1" style:family="text">
      <style:text-properties fo:font-variant="normal" fo:text-transform="none" fo:color="#333333" style:font-name="TimesNewRoman" fo:font-size="12pt" fo:letter-spacing="normal" fo:font-style="normal" fo:font-weight="normal"/>
    </style:style>
    <style:style style:name="T2" style:family="text">
      <style:text-properties fo:font-variant="normal" fo:text-transform="none" fo:color="#333333" style:font-name="TimesNewRoman" fo:font-size="12pt" fo:letter-spacing="normal" fo:font-style="normal" fo:font-weight="normal" officeooo:rsid="001e3139"/>
    </style:style>
    <style:style style:name="T3" style:family="text">
      <style:text-properties fo:font-variant="normal" fo:text-transform="none" fo:color="#333333" style:font-name="TimesNewRoman" fo:font-size="12pt" fo:letter-spacing="normal" fo:font-style="normal" fo:font-weight="normal" officeooo:rsid="001c52a7" fo:background-color="transparent" loext:char-shading-value="0"/>
    </style:style>
    <style:style style:name="T4" style:family="text">
      <style:text-properties fo:font-variant="normal" fo:text-transform="none" fo:color="#333333" style:font-name="TimesNewRoman" fo:font-size="12pt" fo:letter-spacing="normal" fo:font-style="normal" fo:font-weight="normal" officeooo:rsid="001c52a7"/>
    </style:style>
    <style:style style:name="T5" style:family="text">
      <style:text-properties fo:font-variant="normal" fo:text-transform="none" fo:color="#333333" style:font-name="TimesNewRoman" fo:font-size="12pt" fo:letter-spacing="normal" fo:font-style="italic" fo:font-weight="normal"/>
    </style:style>
    <style:style style:name="T6" style:family="text">
      <style:text-properties fo:font-variant="normal" fo:text-transform="none" fo:color="#333333" style:font-name="TimesNewRoman" fo:font-size="12pt" fo:letter-spacing="normal" fo:font-style="italic" fo:font-weight="normal" style:font-style-asian="italic" style:font-style-complex="italic"/>
    </style:style>
    <style:style style:name="T7" style:family="text">
      <style:text-properties fo:font-variant="normal" fo:text-transform="none" fo:color="#333333" style:font-name="Times New Roman1" fo:font-size="12pt" fo:letter-spacing="normal" fo:font-style="normal" fo:font-weight="normal"/>
    </style:style>
    <style:style style:name="T8" style:family="text">
      <style:text-properties fo:font-variant="normal" fo:text-transform="none" fo:color="#333333" style:font-name="Times New Roman1" fo:font-size="12pt" fo:letter-spacing="normal" fo:font-style="normal" fo:font-weight="normal" officeooo:rsid="001e3139"/>
    </style:style>
    <style:style style:name="T9" style:family="text">
      <style:text-properties fo:font-variant="normal" fo:text-transform="none" fo:color="#333333" style:font-name="Times New Roman1" fo:font-size="12pt" fo:letter-spacing="normal" fo:font-style="italic" fo:font-weight="normal"/>
    </style:style>
    <style:style style:name="T10" style:family="text">
      <style:text-properties fo:font-variant="normal" fo:text-transform="none" fo:color="#333333" style:font-name="Times New Roman1" fo:font-size="12pt" fo:letter-spacing="normal" fo:font-style="italic" fo:font-weight="normal" officeooo:rsid="001e3139"/>
    </style:style>
    <style:style style:name="T11" style:family="text">
      <style:text-properties fo:color="#333333" style:font-name="TimesNewRoman" fo:font-size="12pt" fo:letter-spacing="normal" fo:font-style="italic" fo:font-weight="normal"/>
    </style:style>
    <style:style style:name="T12" style:family="text">
      <style:text-properties fo:color="#333333" style:font-name="TimesNewRoman" fo:font-size="12pt" fo:letter-spacing="normal" fo:font-style="italic" fo:font-weight="normal" officeooo:rsid="001c52a7" fo:background-color="transparent" loext:char-shading-value="0"/>
    </style:style>
    <style:style style:name="T13" style:family="text">
      <style:text-properties fo:color="#333333" style:font-name="TimesNewRoman" fo:font-size="12pt" fo:letter-spacing="normal" fo:font-style="italic" fo:font-weight="normal" officeooo:rsid="001c52a7"/>
    </style:style>
    <style:style style:name="T14" style:family="text">
      <style:text-properties style:font-name="Times New Roman"/>
    </style:style>
    <style:style style:name="T15" style:family="text">
      <style:text-properties style:font-name="Times New Roman" officeooo:rsid="001c52a7"/>
    </style:style>
    <style:style style:name="T16" style:family="text">
      <style:text-properties style:font-name="Times New Roman" fo:font-style="italic" style:font-style-asian="italic" style:font-style-complex="italic"/>
    </style:style>
    <style:style style:name="T17" style:family="text">
      <style:text-properties style:font-name="Times New Roman" fo:font-style="italic" officeooo:rsid="001c52a7" style:font-style-asian="italic" style:font-style-complex="italic"/>
    </style:style>
    <style:style style:name="T18" style:family="text">
      <style:text-properties style:font-name="Times New Roman" fo:font-style="italic" officeooo:rsid="001bc225" style:font-style-asian="italic" style:font-style-complex="italic"/>
    </style:style>
    <style:style style:name="T19" style:family="text">
      <style:text-properties style:font-name="Times New Roman" officeooo:rsid="001bc225"/>
    </style:style>
    <style:style style:name="T20" style:family="text">
      <style:text-properties style:font-name="Times New Roman" fo:font-style="normal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u 1</text:p>
      <text:p text:style-name="P2">Richard Liu</text:p>
      <text:p text:style-name="P2">Mr. Skip Mueller</text:p>
      <text:p text:style-name="P2">Java</text:p>
      <text:p text:style-name="P2">12 May 2018</text:p>
      <text:p text:style-name="P3">Works Cited</text:p>
      <text:p text:style-name="P10"><text:span text:style-name="T19">A</text:span><text:span text:style-name="T14">fgan, Hanzallah. “Java: How to draw a border around an undecorated Jframe?” </text:span><text:span text:style-name="T16">Stack Overflow</text:span><text:span text:style-name="T20">, Stack <text:tab/>Exchange Inc, 9 Sep. 2014, stackoverflow.com/questions/20165698/java-how-to-draw-a-<text:tab/>border-around-an-undecorated-jframe.</text:span></text:p>
      <text:p text:style-name="P7"><text:span text:style-name="T19">Agor2012. “A Man in a Dark Suit.” </text:span><text:span text:style-name="T18">Shutterstock</text:span><text:span text:style-name="T19">, Shutterstock, Inc., www.shutterstock.com/video/clip-<text:tab/>23326495-stock-footage-a-man-in-a-dark-suit-start-and-stop-walking-animation-looped-<text:tab/>footage-with-transparent-background.html.</text:span></text:p>
      <text:p text:style-name="P8"><text:span text:style-name="T15">Bushnell, Ben. “Pixel Heart.” </text:span><text:span text:style-name="T17">Pixabay</text:span><text:span text:style-name="T15">, Pixabay, pixabay.com/en/pixel-heart-heart-pixel-symbol-<text:tab/>red-2779422/.</text:span></text:p>
      <text:p text:style-name="P4"><text:span text:style-name="T1">D'Amore, Pietro. “Fireball.” </text:span><text:span text:style-name="T11">Game Jolt</text:span><text:span text:style-name="T1">, Lucent Web Creative, LLC, <text:tab/>gamejolt.com/games/axeplode/172864/devlog/new-pixel-art-and-animations-tsnu2bdu.</text:span></text:p>
      <text:p text:style-name="P5"><text:span text:style-name="T1">Gk419. “Fire Flame GIF.” Tenor, Tenor, Inc., tenor.com/view/fire-flame-burning-gif-11670448.</text:span></text:p>
      <text:p text:style-name="P5"><text:span text:style-name="T1">RealHowTo. “Evaluating a Math Expression given in String Form.” </text:span><text:span text:style-name="T5">Stack Overflow</text:span><text:span text:style-name="T1">, Stack <text:tab/>Exchange <text:tab/>Inc, 6 Aug. 2010, stackoverflow.com/questions/3422673/evaluating-a-<text:tab/>math-expression-given-<text:tab/>in-string-form.</text:span></text:p>
      <text:p text:style-name="P6"><text:span text:style-name="T1">Rogach. “How Do I Add an Image to a JButton.” </text:span><text:span text:style-name="T6">Stack Overflow</text:span><text:span text:style-name="T1">, Stack Exchange Inc, 26 Jan. <text:tab/>2011, <text:tab/>stackoverflow.com/questions/4801386/how-do-i-add-an-image-to-a-jbutton.</text:span></text:p>
      <text:p text:style-name="P6"><text:span text:style-name="T7">Samsotha, Paul. “How to Draw a Gif Animation in Java?” </text:span><text:span text:style-name="T9">Stack Overflow</text:span><text:span text:style-name="T7">, Stack Exchange Inc., <text:tab/>7 Mar. <text:tab/>2014, stackoverflow.com/questions/22240328/how-to-draw-a-gif-animation-in-<text:tab/>java.</text:span></text:p>
      <text:p text:style-name="P11"><text:soft-page-break/><text:span text:style-name="T4">L</text:span><text:span text:style-name="T1">iu 2</text:span></text:p>
      <text:p text:style-name="P9"><text:span text:style-name="T4">Sharma, Sourab. “Arro</text:span><text:span text:style-name="T3">w.” </text:span><text:span text:style-name="T12">.Pn</text:span><text:span text:style-name="T13">g</text:span><text:span text:style-name="T4">, Blogger, 18 Aug. 2013, </text:span><text:span text:style-name="T2">pngbox.blogspot.com/2013/08/arrow-<text:tab/>transparent-background.html.</text:span></text:p>
      <text:p text:style-name="P9"><text:span text:style-name="T8">skiwi. “A Quick and Easy Way to Join Array Elements with a Separator (the Opposite of Split) in <text:tab/>Java.” </text:span><text:span text:style-name="T10">Stack Overflow</text:span><text:span text:style-name="T8">, Stack Exchange Inc, 4 Oct. 2014, <text:tab/>stackoverflow.com/questions/1978933/a-quick-and-easy-way-to-join-array-elements-with-a-<text:tab/>separator-the-opposite-of-sp.</text:span></text:p>
      <text:p text:style-name="P5"><text:span text:style-name="T2">“Test Monster Sticker.” Giphy, Giphy, giphy.com/stickers/test-monster-Bzo4xcowEdCuc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, Georgia, serif"/>
    <style:font-face style:name="TimesNewRoman" svg:font-family="TimesNewRoman, 'Times New Roman', Times, Baskerville, Georgia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3T19:17:02.822800799</meta:creation-date>
    <dc:date>2018-05-13T19:52:46.799640701</dc:date>
    <meta:editing-duration>PT35M36S</meta:editing-duration>
    <meta:editing-cycles>16</meta:editing-cycles>
    <meta:generator>LibreOffice/5.1.6.2$Linux_X86_64 LibreOffice_project/10m0$Build-2</meta:generator>
    <meta:document-statistic meta:table-count="0" meta:image-count="0" meta:object-count="0" meta:page-count="2" meta:paragraph-count="18" meta:word-count="180" meta:character-count="1882" meta:non-whitespace-character-count="1710"/>
  </office:meta>
</office:document-meta>
</file>